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1cm" svg:height="9.031cm" svg:x="0.242cm" svg:y="0.22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9.90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3-10-03T12:50:10</meta:creation-date>
    <dc:date>2013-10-03T12:51:23</dc:date>
    <dc:creator>Behrooz Nobakht</dc:creator>
    <meta:editing-duration>P0D</meta:editing-duration>
    <meta:editing-cycles>1</meta:editing-cycles>
    <meta:document-statistic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Ubuntu Light'" style:font-style-name="Light" fo:font-size="16pt" fo:font-weight="25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Ubuntu Light'" style:font-style-name="Light" fo:font-size="12pt" fo:font-weight="250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Ubuntu Light'" style:font-style-name="Light" fo:font-size="12pt" fo:font-weight="250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color="#4c4c4c" draw:fill="hatch" draw:fill-color="#004586" draw:fill-hatch-name="Black_20_45_20_Degrees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45cm" chart:symbol-height="0.245cm" chart:link-data-style-to-source="false"/>
      <style:graphic-properties svg:stroke-color="#4c4c4c" draw:fill-color="#c0c0c0" draw:fill-hatch-name="Black_5f_5f_5f_20_5f_5f_5f_-45_5f_5f_5f_20_5f_5f_5f_Degrees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11cm" svg:height="9.032cm" xlink:href="." xlink:type="simple" chart:class="chart:bar" chart:style-name="ch1">
        <chart:title svg:x="0.009cm" svg:y="0.316cm" chart:style-name="ch2">
          <text:p>Benchmark of Actor Implementations</text:p>
        </chart:title>
        <chart:legend chart:legend-position="top" svg:x="2.419cm" svg:y="1.653cm" style:legend-expansion="wide" chart:style-name="ch3"/>
        <chart:plot-area chart:style-name="ch4" chart:data-source-has-labels="both" svg:x="1.371cm" svg:y="3.48cm" svg:width="7.76cm" svg:height="4.221cm">
          <chartooo:coordinate-region svg:x="2.363cm" svg:y="3.68cm" svg:width="6.768cm" svg:height="3.374cm"/>
          <chart:axis chart:dimension="x" chart:name="primary-x" chart:style-name="ch5" chartooo:axis-type="auto">
            <chartooo:date-scale/>
            <chart:title svg:x="3.534cm" svg:y="7.881cm" chart:style-name="ch6">
              <text:p>Number of actors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8.696cm" chart:style-name="ch8">
              <text:p>Operations per second (ops/sec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 Thread</text:p>
              </table:table-cell>
              <table:table-cell office:value-type="string">
                <text:p>Shared Message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017.335">
                <text:p>3017.335</text:p>
              </table:table-cell>
              <table:table-cell office:value-type="float" office:value="5755.276">
                <text:p>5755.2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207.107">
                <text:p>3207.107</text:p>
              </table:table-cell>
              <table:table-cell office:value-type="float" office:value="3298.846">
                <text:p>3298.8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36.416">
                <text:p>2236.416</text:p>
              </table:table-cell>
              <table:table-cell office:value-type="float" office:value="2648.85">
                <text:p>2648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